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generated program</text:p>
          </table:table-cell>
          <table:table-cell office:value-type="string" calcext:value-type="string">
            <text:p>nof examples</text:p>
          </table:table-cell>
          <table:table-cell office:value-type="string" calcext:value-type="string">
            <text:p>nof components used</text:p>
          </table:table-cell>
          <table:table-cell office:value-type="string" calcext:value-type="string">
            <text:p>nof_leaves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of components given</text:p>
          </table:table-cell>
          <table:table-cell office:value-type="string" calcext:value-type="string">
            <text:p>cost function</text:p>
          </table:table-cell>
          <table:table-cell office:value-type="string" calcext:value-type="string">
            <text:p>expansion strategy</text:p>
          </table:table-cell>
          <table:table-cell office:value-type="string" calcext:value-type="string">
            <text:p>nof lines <text:s/>required</text:p>
          </table:table-cell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st 1</text:p>
          </table:table-cell>
          <table:table-cell office:value-type="string" calcext:value-type="string">
            <text:p>succ ze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413" calcext:value-type="float">
            <text:p>494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333" calcext:value-type="float">
            <text:p>3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357" calcext:value-type="float">
            <text:p>1853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8221" calcext:value-type="float">
            <text:p>68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 &amp;0 _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3769" calcext:value-type="float">
            <text:p>18376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3377" calcext:value-type="float">
            <text:p>1733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ange _0 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exception while evaluating 'con Nat (foldNat Nat (mul _1) _1 (mul _1 _1)) (nil Nat)' on the examples. 3^9 is too bi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akes too lo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9898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20861" calcext:value-type="float">
            <text:p>120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837" calcext:value-type="float">
            <text:p>698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pair Nat (List Nat) (succ _0) (rev Nat (range (succ zero) _0)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17861" calcext:value-type="float">
            <text:p>517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42689" calcext:value-type="float">
            <text:p>742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95221" calcext:value-type="float">
            <text:p>95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2705" calcext:value-type="float">
            <text:p>227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57125" calcext:value-type="float">
            <text:p>57571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14437" calcext:value-type="float">
            <text:p>3144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i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foldNat (List Nat) (con Nat _0) (con Nat _1 (nil Nat)) (sub _1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i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 10670994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difficult to choose small examples that generate this function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ev Nat (con Nat _1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30105" calcext:value-type="float">
            <text:p>13010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succ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006085" calcext:value-type="float">
            <text:p>200608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nd-written version has 5 components and 9 leaves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lem: enumTo ?1 and its millions of successors</text:p>
          </table:table-cell>
          <table:table-cell table:number-columns-repeated="3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li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5522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319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6702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121" calcext:value-type="float">
            <text:p>171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 table:number-rows-repeated="38">
          <table:table-cell table:number-columns-repeated="10"/>
        </table:table-row>
        <table:table-row table:style-name="ro1">
          <table:table-cell office:value-type="string" calcext:value-type="string">
            <text:p>implemented compon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no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gn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cc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true”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false”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N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G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or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plic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p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c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um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_enum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r_reverse_enum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4:18:28.874493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15:42.770639978</meta:creation-date>
    <dc:date>2016-06-08T18:56:46.686656304</dc:date>
    <meta:editing-duration>PT10H34M1S</meta:editing-duration>
    <meta:editing-cycles>96</meta:editing-cycles>
    <meta:generator>LibreOffice/4.2.8.2$Linux_X86_64 LibreOffice_project/420m0$Build-2</meta:generator>
    <meta:document-statistic meta:table-count="1" meta:cell-count="1276" meta:object-count="0"/>
  </office:meta>
</office:document-meta>
</file>